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30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8"/>
    <style:style style:name="ce3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table:number-columns-spanned="12" table:number-rows-spanned="1"/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0" calcext:value-type="float">
            <text:p>2080</text:p>
          </table:table-cell>
          <table:table-cell table:style-name="ce7"/>
          <table:table-cell table:formula="of:=[.E5]*([.G5]/1000)*([.H5]/1000)" office:value-type="float" office:value="0.4368" calcext:value-type="float">
            <text:p>0,4368</text:p>
          </table:table-cell>
          <table:table-cell table:formula="of:=[.J5]*[.F5]/1000" office:value-type="float" office:value="0.013104" calcext:value-type="float">
            <text:p>0,013104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68" calcext:value-type="float">
            <text:p>0,4368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7" calcext:value-type="float">
            <text:p>7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62" calcext:value-type="float">
            <text:p>62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7" calcext:value-type="float">
            <text:p>7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7" calcext:value-type="float">
            <text:p>7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66" calcext:value-type="float">
            <text:p>0,4066</text:p>
          </table:table-cell>
          <table:table-cell table:formula="of:=[.J14]*[.F14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66" calcext:value-type="float">
            <text:p>0,4066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-9" calcext:value-type="float">
            <text:p>-9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4" calcext:value-type="float">
            <text:p>4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16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3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3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currency" office:currency="EUR" office:value="30" calcext:value-type="currency">
            <text:p>30,00 €</text:p>
          </table:table-cell>
          <table:table-cell table:style-name="ce3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3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7" calcext:value-type="float">
            <text:p>0,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6" calcext:value-type="float">
            <text:p>2,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87" calcext:value-type="float">
            <text:p>6,78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30"/>
        <table:table-column table:style-name="co21" table:default-cell-style-name="ce30"/>
        <table:table-column table:style-name="co20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80" calcext:value-type="float">
            <text:p>2080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30" calcext:value-type="float">
            <text:p>2130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33" calcext:value-type="float">
            <text:p>2033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83" calcext:value-type="float">
            <text:p>2083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71" calcext:value-type="float">
            <text:p>871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71" calcext:value-type="float">
            <text:p>871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71" calcext:value-type="float">
            <text:p>871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935" calcext:value-type="float">
            <text:p>935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58" calcext:value-type="float">
            <text:p>958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58" calcext:value-type="float">
            <text:p>958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58" calcext:value-type="float">
            <text:p>958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22" calcext:value-type="float">
            <text:p>1022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19]-[.N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0]-[.N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1]-[.N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7" calcext:value-type="float">
            <text:p>967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30" office:value-type="string" calcext:value-type="string">
            <text:p>Note : sac SCIURE ?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7" calcext:value-type="float">
            <text:p>967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31" calcext:value-type="float">
            <text:p>1031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8]-[.N2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9]-[.N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0]-[.N3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4" calcext:value-type="float">
            <text:p>2124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7" calcext:value-type="float">
            <text:p>2077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8]-[.N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9]-[.N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0]-[.N4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formula="of:=[.E41]+50" office:value-type="float" office:value="2126" calcext:value-type="float">
            <text:p>2126</text:p>
          </table:table-cell>
          <table:table-cell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formula="of:=[.E42]+50" office:value-type="float" office:value="2079" calcext:value-type="float">
            <text:p>2079</text:p>
          </table:table-cell>
          <table:table-cell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formula="of:=[.E43]+50" office:value-type="float" office:value="968" calcext:value-type="float">
            <text:p>968</text:p>
          </table:table-cell>
          <table:table-cell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formula="of:=[.E44]+50" office:value-type="float" office:value="968" calcext:value-type="float">
            <text:p>968</text:p>
          </table:table-cell>
          <table:table-cell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formula="of:=[.E45]+50" office:value-type="float" office:value="1470" calcext:value-type="float">
            <text:p>1470</text:p>
          </table:table-cell>
          <table:table-cell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formula="of:=[.E46]+50" office:value-type="float" office:value="1172" calcext:value-type="float">
            <text:p>1172</text:p>
          </table:table-cell>
          <table:table-cell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formula="of:=[.E47]+50" office:value-type="float" office:value="1032" calcext:value-type="float">
            <text:p>1032</text:p>
          </table:table-cell>
          <table:table-cell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8]-[.N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9]-[.N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50]-[.N5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formula="of:=[.E51]+50" office:value-type="float" office:value="2126" calcext:value-type="float">
            <text:p>2126</text:p>
          </table:table-cell>
          <table:table-cell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formula="of:=[.E52]+50" office:value-type="float" office:value="2079" calcext:value-type="float">
            <text:p>2079</text:p>
          </table:table-cell>
          <table:table-cell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formula="of:=[.E53]+50" office:value-type="float" office:value="966" calcext:value-type="float">
            <text:p>966</text:p>
          </table:table-cell>
          <table:table-cell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formula="of:=[.E54]+50" office:value-type="float" office:value="966" calcext:value-type="float">
            <text:p>966</text:p>
          </table:table-cell>
          <table:table-cell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formula="of:=[.E55]+50" office:value-type="float" office:value="1271" calcext:value-type="float">
            <text:p>1271</text:p>
          </table:table-cell>
          <table:table-cell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formula="of:=[.E56]+50" office:value-type="float" office:value="1271" calcext:value-type="float">
            <text:p>1271</text:p>
          </table:table-cell>
          <table:table-cell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formula="of:=[.E57]+50" office:value-type="float" office:value="1030" calcext:value-type="float">
            <text:p>1030</text:p>
          </table:table-cell>
          <table:table-cell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10:44:59.477811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7-16T15:24:32.489566062</dc:date>
    <meta:editing-duration>P4DT1H45M34S</meta:editing-duration>
    <meta:editing-cycles>318</meta:editing-cycles>
    <meta:generator>LibreOffice/7.0.4.2$Linux_X86_64 LibreOffice_project/00$Build-2</meta:generator>
    <meta:document-statistic meta:table-count="4" meta:cell-count="6579" meta:object-count="0"/>
  </office:meta>
</office:document-meta>
</file>